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text-indent="0cm" style:auto-text-indent="false"/>
      <style:text-properties style:font-name="Arial" fo:font-size="12pt" fo:font-weight="normal" officeooo:paragraph-rsid="00362ae3"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9"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10"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3"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4" style:family="paragraph" style:parent-style-name="Standard">
      <style:paragraph-properties fo:margin-top="0cm" fo:margin-bottom="0cm"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5"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6"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7"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8"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19"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0"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1" style:family="paragraph" style:parent-style-name="Standard">
      <style:paragraph-properties fo:margin-left="0cm" fo:margin-right="0cm" fo:text-indent="0cm" style:auto-text-indent="false"/>
      <style:text-properties style:font-name="Arial" fo:font-size="16pt" fo:font-weight="bold" officeooo:paragraph-rsid="0026e741" style:font-name-asian="Arial2" style:font-size-asian="16pt" style:font-weight-asian="bold" style:font-name-complex="Arial2" style:font-size-complex="14pt"/>
    </style:style>
    <style:style style:name="P22"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3" style:family="paragraph" style:parent-style-name="Standard">
      <style:text-properties style:font-name="Arial" fo:font-size="14pt" style:font-name-asian="Arial2" style:font-size-asian="14pt" style:font-name-complex="Arial2" style:font-size-complex="14pt"/>
    </style:style>
    <style:style style:name="P24" style:family="paragraph" style:parent-style-name="Standard">
      <style:text-properties style:font-name="Arial" fo:font-style="italic" style:font-name-asian="Arial2" style:font-style-asian="italic" style:font-name-complex="Arial2"/>
    </style:style>
    <style:style style:name="P2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27"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362ae3" style:letter-kerning="false" style:font-name-asian="Arial2" style:font-weight-asian="bold" style:font-name-complex="Arial2"/>
    </style:style>
    <style:style style:name="P28"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29"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30"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P31"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362ae3" style:letter-kerning="false" style:font-name-asian="Arial2" style:font-size-asian="12pt" style:font-weight-asian="bold" style:font-name-complex="Arial2" style:font-size-complex="14pt" style:font-weight-complex="bold"/>
    </style:style>
    <style:style style:name="P32"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33"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officeooo:rsid="003759c5" officeooo:paragraph-rsid="003759c5" style:letter-kerning="false" fo:background-color="#ffffff" style:font-name-asian="Arial2" style:font-size-asian="12pt" style:font-name-complex="Arial2" style:font-size-complex="12pt"/>
    </style:style>
    <style:style style:name="P34"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35"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36"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37"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38"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39"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40"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41"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42"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43"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44" style:family="paragraph" style:parent-style-name="List_20_Paragraph" style:list-style-name="WWNum59">
      <style:text-properties style:font-name="Arial" style:font-name-asian="Arial2" style:font-name-complex="Arial2"/>
    </style:style>
    <style:style style:name="P45" style:family="paragraph" style:parent-style-name="List_20_Paragraph" style:list-style-name="WWNum64">
      <style:text-properties style:font-name="Arial" style:font-name-asian="Arial2" style:font-name-complex="Arial2"/>
    </style:style>
    <style:style style:name="P46" style:family="paragraph" style:parent-style-name="List_20_Paragraph" style:list-style-name="WWNum2">
      <style:text-properties style:font-name="Arial" style:font-name-asian="Arial2" style:font-name-complex="Arial2"/>
    </style:style>
    <style:style style:name="P47" style:family="paragraph" style:parent-style-name="List_20_Paragraph" style:list-style-name="WWNum3">
      <style:text-properties style:font-name="Arial" style:font-name-asian="Arial2" style:font-name-complex="Arial2"/>
    </style:style>
    <style:style style:name="P48" style:family="paragraph" style:parent-style-name="List_20_Paragraph" style:list-style-name="WWNum3">
      <style:text-properties style:font-name="Arial" officeooo:paragraph-rsid="001d86d6" style:font-name-asian="Arial2" style:font-name-complex="Arial2"/>
    </style:style>
    <style:style style:name="P49" style:family="paragraph" style:parent-style-name="List_20_Paragraph" style:list-style-name="WWNum73">
      <style:paragraph-properties fo:orphans="0" fo:widows="0"/>
      <style:text-properties style:font-name="Arial" style:letter-kerning="false" style:font-name-asian="Arial2" style:font-name-complex="Arial2"/>
    </style:style>
    <style:style style:name="P50" style:family="paragraph" style:parent-style-name="List_20_Paragraph" style:list-style-name="WWNum76">
      <style:paragraph-properties fo:orphans="0" fo:widows="0"/>
      <style:text-properties style:font-name="Arial" style:letter-kerning="false" style:font-name-asian="Arial2" style:font-name-complex="Arial2"/>
    </style:style>
    <style:style style:name="P51" style:family="paragraph" style:parent-style-name="List_20_Paragraph" style:list-style-name="WWNum77">
      <style:paragraph-properties fo:orphans="0" fo:widows="0"/>
      <style:text-properties style:font-name="Arial" style:letter-kerning="false" style:font-name-asian="Arial2" style:font-name-complex="Arial2"/>
    </style:style>
    <style:style style:name="P52" style:family="paragraph" style:parent-style-name="List_20_Paragraph" style:list-style-name="WWNum27">
      <style:paragraph-properties fo:orphans="0" fo:widows="0"/>
      <style:text-properties style:font-name="Arial" style:letter-kerning="false" style:font-name-asian="Arial2" style:font-name-complex="Arial2"/>
    </style:style>
    <style:style style:name="P53" style:family="paragraph" style:parent-style-name="List_20_Paragraph" style:list-style-name="WWNum86">
      <style:text-properties style:font-name="Arial" fo:font-style="normal" style:font-name-asian="Arial2" style:font-style-asian="normal" style:font-name-complex="Arial2"/>
    </style:style>
    <style:style style:name="P54" style:family="paragraph" style:parent-style-name="List_20_Paragraph" style:list-style-name="WWNum43"/>
    <style:style style:name="P55" style:family="paragraph" style:parent-style-name="List_20_Paragraph" style:list-style-name="L1">
      <style:text-properties officeooo:paragraph-rsid="002ea729"/>
    </style:style>
    <style:style style:name="P56" style:family="paragraph" style:parent-style-name="List_20_Paragraph" style:list-style-name="L1">
      <style:text-properties officeooo:paragraph-rsid="00329467"/>
    </style:style>
    <style:style style:name="P57" style:family="paragraph" style:parent-style-name="List_20_Paragraph" style:list-style-name="L1">
      <style:text-properties style:font-name="Arial1" officeooo:rsid="00306adb" officeooo:paragraph-rsid="002ea729"/>
    </style:style>
    <style:style style:name="P58"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59" style:family="paragraph" style:parent-style-name="List_20_Paragraph" style:list-style-name="">
      <style:text-properties style:font-name="Arial1" fo:font-size="12pt" fo:font-weight="normal" officeooo:rsid="00306adb" officeooo:paragraph-rsid="00362ae3" style:font-name-asian="Arial2" style:font-size-asian="12pt" style:font-weight-asian="normal" style:font-name-complex="Arial2" style:font-size-complex="14pt"/>
    </style:style>
    <style:style style:name="P60" style:family="paragraph" style:parent-style-name="List_20_Paragraph" style:list-style-name="L2">
      <style:text-properties style:font-name="Arial1"/>
    </style:style>
    <style:style style:name="P61" style:family="paragraph" style:parent-style-name="List_20_Paragraph" style:list-style-name="L2">
      <style:text-properties style:font-name="Arial1" fo:font-weight="bold" officeooo:rsid="003c4ad0" officeooo:paragraph-rsid="003c4ad0" style:font-weight-asian="bold" style:font-weight-complex="bold"/>
    </style:style>
    <style:style style:name="P62" style:family="paragraph" style:parent-style-name="List_20_Paragraph" style:list-style-name="L2">
      <style:text-properties style:font-name="Arial1" fo:font-weight="bold" officeooo:rsid="003c4ad0" officeooo:paragraph-rsid="00412b95" style:font-weight-asian="bold" style:font-weight-complex="bold"/>
    </style:style>
    <style:style style:name="P63" style:family="paragraph" style:parent-style-name="List_20_Paragraph" style:list-style-name="L2">
      <style:text-properties style:font-name="Arial1" fo:font-weight="bold" officeooo:rsid="00412b95" officeooo:paragraph-rsid="00412b95" style:font-weight-asian="bold" style:font-weight-complex="bold"/>
    </style:style>
    <style:style style:name="P64" style:family="paragraph" style:parent-style-name="List_20_Paragraph" style:list-style-name="L2">
      <style:text-properties style:font-name="Arial1" fo:font-weight="normal" officeooo:rsid="003dda4b" officeooo:paragraph-rsid="003dda4b" style:font-weight-asian="normal" style:font-weight-complex="normal"/>
    </style:style>
    <style:style style:name="P65" style:family="paragraph" style:parent-style-name="List_20_Paragraph" style:list-style-name="L2"/>
    <style:style style:name="P66" style:family="paragraph" style:parent-style-name="List_20_Paragraph" style:list-style-name="L2">
      <style:text-properties officeooo:paragraph-rsid="00362ae3"/>
    </style:style>
    <style:style style:name="P67" style:family="paragraph" style:parent-style-name="List_20_Paragraph" style:list-style-name="L3"/>
    <style:style style:name="P68" style:family="paragraph" style:parent-style-name="List_20_Paragraph" style:list-style-name="WWNum67"/>
    <style:style style:name="P69" style:family="paragraph" style:parent-style-name="List_20_Paragraph" style:list-style-name="WWNum74">
      <style:paragraph-properties fo:orphans="0" fo:widows="0"/>
      <style:text-properties style:letter-kerning="false"/>
    </style:style>
    <style:style style:name="P70" style:family="paragraph" style:parent-style-name="List_20_Paragraph" style:list-style-name="WWNum74">
      <style:paragraph-properties fo:orphans="0" fo:widows="0"/>
      <style:text-properties officeooo:rsid="002bde62" officeooo:paragraph-rsid="002bde62" style:letter-kerning="false"/>
    </style:style>
    <style:style style:name="P71" style:family="paragraph" style:parent-style-name="List_20_Paragraph" style:list-style-name="WWNum87">
      <style:paragraph-properties fo:margin-top="0cm" fo:margin-bottom="0cm" style:contextual-spacing="true" fo:line-height="115%"/>
    </style:style>
    <style:style style:name="P72" style:family="paragraph" style:parent-style-name="List_20_Paragraph" style:list-style-name="L1">
      <style:text-properties officeooo:rsid="0039a6d9" officeooo:paragraph-rsid="0039a6d9"/>
    </style:style>
    <style:style style:name="P73" style:family="paragraph" style:parent-style-name="List_20_Paragraph" style:list-style-name="L1">
      <style:text-properties officeooo:rsid="0039a6d9" officeooo:paragraph-rsid="003c4ad0"/>
    </style:style>
    <style:style style:name="P74"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normal" style:font-name-asian="Arial2" style:font-size-asian="12pt" style:font-weight-asian="normal" style:font-name-complex="Arial2" style:font-size-complex="14pt"/>
    </style:style>
    <style:style style:name="T12" style:family="text">
      <style:text-properties fo:font-size="12pt" fo:font-weight="normal" officeooo:rsid="0026e741" style:font-name-asian="Arial2" style:font-size-asian="12pt" style:font-weight-asian="normal" style:font-name-complex="Arial2" style:font-size-complex="14pt"/>
    </style:style>
    <style:style style:name="T13" style:family="text">
      <style:text-properties fo:font-size="12pt" fo:font-weight="normal" officeooo:rsid="00334762" style:font-name-asian="Arial2" style:font-size-asian="12pt" style:font-weight-asian="normal" style:font-name-complex="Arial2" style:font-size-complex="14pt"/>
    </style:style>
    <style:style style:name="T14" style:family="text">
      <style:text-properties fo:font-size="12pt" fo:font-weight="normal" officeooo:rsid="00362ae3" style:font-name-asian="Arial2" style:font-size-asian="12pt" style:font-weight-asian="normal" style:font-name-complex="Arial2" style:font-size-complex="14pt"/>
    </style:style>
    <style:style style:name="T15" style:family="text">
      <style:text-properties fo:font-size="12pt" officeooo:rsid="00362ae3" style:font-name-asian="Arial2" style:font-size-asian="12pt" style:font-name-complex="Arial2" style:font-size-complex="14pt"/>
    </style:style>
    <style:style style:name="T16" style:family="text">
      <style:text-properties officeooo:rsid="0021cd7d"/>
    </style:style>
    <style:style style:name="T17" style:family="text">
      <style:text-properties officeooo:rsid="0022e82f"/>
    </style:style>
    <style:style style:name="T18" style:family="text">
      <style:text-properties officeooo:rsid="002402f3"/>
    </style:style>
    <style:style style:name="T19" style:family="text">
      <style:text-properties officeooo:rsid="00243a6e"/>
    </style:style>
    <style:style style:name="T20" style:family="text">
      <style:text-properties officeooo:rsid="0025eec2"/>
    </style:style>
    <style:style style:name="T21" style:family="text">
      <style:text-properties officeooo:rsid="0026ac60"/>
    </style:style>
    <style:style style:name="T22" style:family="text">
      <style:text-properties style:font-name="Arial1"/>
    </style:style>
    <style:style style:name="T23" style:family="text">
      <style:text-properties style:font-name="Arial1" fo:font-size="12pt" fo:font-weight="normal" style:font-name-asian="Arial2" style:font-size-asian="12pt" style:font-weight-asian="normal" style:font-name-complex="Arial2" style:font-size-complex="14pt"/>
    </style:style>
    <style:style style:name="T24" style:family="text">
      <style:text-properties style:font-name="Arial1" fo:font-size="12pt" fo:font-weight="normal" officeooo:rsid="00329467" style:font-name-asian="Arial2" style:font-size-asian="12pt" style:font-weight-asian="normal" style:font-name-complex="Arial2" style:font-size-complex="14pt"/>
    </style:style>
    <style:style style:name="T25" style:family="text">
      <style:text-properties style:font-name="Arial1" fo:font-size="12pt" fo:font-weight="normal" officeooo:rsid="00362ae3" style:font-name-asian="Arial2" style:font-size-asian="12pt" style:font-weight-asian="normal" style:font-name-complex="Arial2" style:font-size-complex="14pt"/>
    </style:style>
    <style:style style:name="T26" style:family="text">
      <style:text-properties style:font-name="Arial1" fo:font-size="12pt" fo:font-weight="normal" officeooo:rsid="003c4ad0" style:font-name-asian="Arial2" style:font-size-asian="12pt" style:font-weight-asian="normal" style:font-name-complex="Arial2" style:font-size-complex="14pt"/>
    </style:style>
    <style:style style:name="T27"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28"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29" style:family="text">
      <style:text-properties fo:font-weight="bold" style:font-weight-asian="bold" style:font-weight-complex="bold"/>
    </style:style>
    <style:style style:name="T30" style:family="text">
      <style:text-properties officeooo:rsid="00321cc2"/>
    </style:style>
    <style:style style:name="T31"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32" style:family="text">
      <style:text-properties officeooo:rsid="00362ae3"/>
    </style:style>
    <style:style style:name="T33" style:family="text">
      <style:text-properties officeooo:rsid="00329467"/>
    </style:style>
    <style:style style:name="T34" style:family="text">
      <style:text-properties officeooo:rsid="003659b1"/>
    </style:style>
    <style:style style:name="T35" style:family="text">
      <style:text-properties officeooo:rsid="0037adad"/>
    </style:style>
    <style:style style:name="T36"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37" style:family="text">
      <style:text-properties officeooo:rsid="003f2f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7">Ming Lin</text:p>
            <text:p text:style-name="P17">Staff Algorithm Engineer</text:p>
            <text:p text:style-name="P17">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33">Alibaba Group (U.S.)</text:p>
            <text:p text:style-name="P32">Bellevue</text:p>
            <text:p text:style-name="P32">WA 98004</text:p>
            <text:p text:style-name="P14">https://minglin-home.github.io/</text:p>
          </table:table-cell>
        </table:table-row>
      </table:table>
      <text:p text:style-name="P2"/>
      <text:p text:style-name="P19">Position &amp; Research Interest</text:p>
      <text:p text:style-name="P4"/>
      <text:list xml:id="list2130184979" text:style-name="WWNum42">
        <text:list-item>
          <text:p text:style-name="P34">Research &amp; Development Algorithm Engineer for Cloud-AI and <text:span text:style-name="T19">Mobile</text:span>-AI</text:p>
        </text:list-item>
        <text:list-item>
          <text:p text:style-name="P34"><text:span text:style-name="T20">Design</text:span> state-of-the-art <text:span text:style-name="T20">efficient </text:span>deep learning models</text:p>
        </text:list-item>
        <text:list-item>
          <text:p text:style-name="P34">Real-world applications in computer vision, NLP and IoT</text:p>
        </text:list-item>
        <text:list-item>
          <text:p text:style-name="P34">Theoretical foundations <text:span text:style-name="T19">for</text:span> <text:span text:style-name="T21">e</text:span><text:span text:style-name="T19">fficient </text:span><text:span text:style-name="T21">d</text:span>eep <text:span text:style-name="T21">l</text:span>earning</text:p>
        </text:list-item>
      </text:list>
      <text:p text:style-name="P4"/>
      <text:p text:style-name="P20">Skills &amp; Capabilities</text:p>
      <text:p text:style-name="P4"/>
      <text:list xml:id="list1325491888" text:style-name="WWNum43">
        <text:list-item>
          <text:p text:style-name="P35"><text:span text:style-name="T34">14 </text:span>Years of research and industrial experiences in efficient deep learning, neural architecture design and statistical machine learning</text:p>
        </text:list-item>
        <text:list-item>
          <text:p text:style-name="P35">Programming</text:p>
          <text:list>
            <text:list-item>
              <text:p text:style-name="P35">Python, C/C++ </text:p>
            </text:list-item>
          </text:list>
        </text:list-item>
        <text:list-item>
          <text:p text:style-name="P35">Deep Learning Frameworks</text:p>
          <text:list>
            <text:list-item>
              <text:p text:style-name="P54"><text:span text:style-name="T4">Pytorch</text:span><text:span text:style-name="T7">, </text:span><text:span text:style-name="T4">Tensorflow</text:span><text:span text:style-name="T7">, </text:span><text:span text:style-name="T4">MXNet</text:span></text:p>
            </text:list-item>
          </text:list>
        </text:list-item>
      </text:list>
      <text:p text:style-name="P4"/>
      <text:p text:style-name="P20">Projects &amp; Achievements</text:p>
      <text:p text:style-name="P21"/>
      <table:table table:name="Table10" table:style-name="Table10">
        <table:table-column table:style-name="Table10.A"/>
        <table:table-column table:style-name="Table10.B"/>
        <table:table-row table:style-name="Table10.1">
          <table:table-cell table:style-name="Table10.A1" office:value-type="string">
            <text:p text:style-name="P12">Light-NAS</text:p>
          </table:table-cell>
          <table:table-cell table:style-name="Table10.A1" office:value-type="string">
            <text:p text:style-name="P26">202<text:span text:style-name="T30">1</text:span> <text:span text:style-name="T8">—</text:span> <text:span text:style-name="T17">202</text:span><text:span text:style-name="T30">2</text:span></text:p>
          </table:table-cell>
        </table:table-row>
      </table:table>
      <text:list xml:id="list3732966815" text:style-name="L1">
        <text:list-header>
          <text:p text:style-name="P74"/>
        </text:list-header>
        <text:list-item>
          <text:p text:style-name="P55"><text:span text:style-name="T22">Homepage [</text:span><text:span text:style-name="Internet_20_link"><text:span text:style-name="T22">https://github.com/alibaba/lightweight-neural-architecture-search</text:span></text:span><text:span text:style-name="T22">]</text:span></text:p>
        </text:list-item>
        <text:list-item>
          <text:p text:style-name="P57"><text:span text:style-name="T12">Light-</text:span><text:span text:style-name="T11">NAS is a </text:span><text:span text:style-name="T10">full-stack</text:span><text:span text:style-name="T9"> distributed framework for zero-cost NAS</text:span><text:span text:style-name="T11">. It is able to design efficient image recognition models and object detection models in 1~2 hours, with state-of-the-art performance on ImageNet, MS COCO, </text:span><text:span text:style-name="T13">etc</text:span><text:span text:style-name="T11">.</text:span></text:p>
        </text:list-item>
        <text:list-item>
          <text:p text:style-name="P56"><text:span text:style-name="T24">Able to optimize multiple inference </text:span><text:span text:style-name="T31">metrics</text:span><text:span text:style-name="T24"> including </text:span><text:span text:style-name="T27">hardware latency</text:span><text:span text:style-name="T24"> (using latency prediction).</text:span></text:p>
        </text:list-item>
        <text:list-item>
          <text:p text:style-name="P73"><text:span text:style-name="T28">Application in Product</text:span><text:span text:style-name="T26"> </text:span></text:p>
          <text:list>
            <text:list-item>
              <text:p text:style-name="P73"><text:span text:style-name="T23">Alibaba Pailitao (</text:span><text:span text:style-name="T36">拍立淘), 10 millions active users per day.</text:span></text:p>
            </text:list-item>
            <text:list-item>
              <text:p text:style-name="P72"><text:span text:style-name="T36">Shopping With Your Camera: Visual Image Search Meets E-Commerce at Alibaba (</text:span><text:a xlink:type="simple" xlink:href="file:///C:/Document/MyHomePage/MingLin-home.github.io/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36">)</text:span></text:p>
            </text:list-item>
          </text:list>
        </text:list-item>
      </text:list>
      <text:p text:style-name="P58"/>
      <text:p text:style-name="P59"/>
      <table:table table:name="Table11" table:style-name="Table11">
        <table:table-column table:style-name="Table11.A"/>
        <table:table-column table:style-name="Table11.B"/>
        <table:table-row table:style-name="Table11.1">
          <table:table-cell table:style-name="Table11.A1" office:value-type="string">
            <text:p text:style-name="P31"><text:span text:style-name="T33">GiraffeDet: </text:span>High-Performance Object Detection Backbone</text:p>
          </table:table-cell>
          <table:table-cell table:style-name="Table11.A1" office:value-type="string">
            <text:p text:style-name="P27">2020 <text:span text:style-name="T8">—</text:span> <text:span text:style-name="T17">2021</text:span></text:p>
          </table:table-cell>
        </table:table-row>
      </table:table>
      <text:p text:style-name="P7"/>
      <text:list xml:id="list536744789" text:style-name="L2">
        <text:list-item>
          <text:p text:style-name="P66"><text:span text:style-name="T22">Homepage [</text:span><text:a xlink:type="simple" xlink:href="https://github.com/damo-cv/GiraffeDet" text:style-name="Internet_20_link" text:visited-style-name="Visited_20_Internet_20_Link"><text:span text:style-name="Internet_20_link"><text:span text:style-name="T22">https://github.com/damo-cv/GiraffeDet</text:span></text:span></text:a><text:span text:style-name="T22">]</text:span></text:p>
        </text:list-item>
        <text:list-item>
          <text:p text:style-name="P66"><text:span text:style-name="T24">The GiraffeDet uses an extremely lightweight backbone and a very deep and large neck module which encourages dense information exchange among different spatial scales as well </text:span><text:soft-page-break/><text:span text:style-name="T24">as different levels of latent semantics simultaneously. This design paradigm allows GiraffeDet </text:span><text:span text:style-name="T25">achieves SOTA performances in object detection tasks with low resource budget.</text:span></text:p>
        </text:list-item>
        <text:list-item>
          <text:p text:style-name="P62"><text:span text:style-name="T15">Application in Product</text:span></text:p>
          <text:list>
            <text:list-item>
              <text:p text:style-name="P63"><text:span text:style-name="T14">Sa</text:span><text:span text:style-name="T11">tellite Remote Sensing Segmentation, 50+ TB high resolution dataset.</text:span></text:p>
            </text:list-item>
          </text:list>
        </text:list-item>
      </text:list>
      <text:p text:style-name="P58"/>
      <table:table table:name="Table2" table:style-name="Table2">
        <table:table-column table:style-name="Table2.A"/>
        <table:table-column table:style-name="Table2.B"/>
        <table:table-row table:style-name="Table2.1">
          <table:table-cell table:style-name="Table2.A1" office:value-type="string">
            <text:p text:style-name="P11">Zero-Shot Neural Architecture Search</text:p>
          </table:table-cell>
          <table:table-cell table:style-name="Table2.A1" office:value-type="string">
            <text:p text:style-name="P25">2020 <text:span text:style-name="T8">—</text:span> <text:span text:style-name="T17">2021</text:span></text:p>
          </table:table-cell>
        </table:table-row>
      </table:table>
      <text:p text:style-name="P4"/>
      <text:list xml:id="list102608213826309" text:continue-numbering="true" text:style-name="L2">
        <text:list-item>
          <text:p text:style-name="P65"><text:span text:style-name="T22">Homepage [</text:span><text:a xlink:type="simple" xlink:href="https://github.com/idstcv/ZenNAS" office:target-frame-name="https://github.com/idstcv/ZenNAS" xlink:show="replace" text:style-name="Internet_20_link" text:visited-style-name="Visited_20_Internet_20_Link"><text:span text:style-name="Internet_20_link"><text:span text:style-name="T22">https://github.com/idstcv/ZenNAS</text:span></text:span></text:a><text:span text:style-name="T22">]</text:span></text:p>
        </text:list-item>
        <text:list-item>
          <text:p text:style-name="P60">Zen-NAS is a lightning-fast zero-shot Neural Architecture Search method. Its searching speed is 7800x times faster than EfficientNet while achieving 10x times faster inference speed on NVIDIA T4 GPU with ImageNet top-1 accuracy 83.6%.</text:p>
        </text:list-item>
        <text:list-item>
          <text:p text:style-name="P60"><text:span text:style-name="T29">Used in the winning solution of WebFace260M Track of ICCV21-MFR</text:span>, 1.2% improvement over manually designed networks.</text:p>
        </text:list-item>
        <text:list-item>
          <text:p text:style-name="P61">Application in Product</text:p>
          <text:list>
            <text:list-item>
              <text:p text:style-name="P64">Dingding M1X FaceID Check-in System, <text:span text:style-name="T37">5+ million devices</text:span></text:p>
            </text:list-item>
            <text:list-item>
              <text:p text:style-name="P64">[Product Homepage] <text:a xlink:type="simple" xlink:href="https://tms.dingtalk.com/markets/dingtalk/dingding_M1X_pc" text:style-name="Internet_20_link" text:visited-style-name="Visited_20_Internet_20_Link">https://tms.dingtalk.com/markets/dingtalk/dingding_M1X_pc</text:a></text:p>
            </text:list-item>
          </text:list>
        </text:list-item>
      </text:list>
      <text:p text:style-name="P10"/>
      <table:table table:name="Table3" table:style-name="Table3">
        <table:table-column table:style-name="Table3.A"/>
        <table:table-column table:style-name="Table3.B"/>
        <table:table-row table:style-name="Table3.1">
          <table:table-cell table:style-name="Table3.A1" office:value-type="string">
            <text:p text:style-name="P28">Deep Image Compression</text:p>
          </table:table-cell>
          <table:table-cell table:style-name="Table3.A1" office:value-type="string">
            <text:p text:style-name="P13">2019 — <text:span text:style-name="T17">2022</text:span></text:p>
          </table:table-cell>
        </table:table-row>
      </table:table>
      <text:p text:style-name="P4"/>
      <text:list xml:id="list3609378466" text:style-name="L3">
        <text:list-item>
          <text:p text:style-name="P67">Develop deep learning <text:s/><text:span text:style-name="T32">models</text:span> for better image compression</text:p>
        </text:list-item>
        <text:list-item>
          <text:p text:style-name="P67">Save 21% bit-rate over BPG</text:p>
        </text:list-item>
      </text:list>
      <text:p text:style-name="P30"/>
      <table:table table:name="Table4" table:style-name="Table4">
        <table:table-column table:style-name="Table4.A"/>
        <table:table-column table:style-name="Table4.B"/>
        <table:table-row table:style-name="Table4.1">
          <table:table-cell table:style-name="Table4.A1" office:value-type="string">
            <text:p text:style-name="P28">Deep Models for Low Power Devices</text:p>
          </table:table-cell>
          <table:table-cell table:style-name="Table4.A1" office:value-type="string">
            <text:p text:style-name="P13">2019 — 2020</text:p>
          </table:table-cell>
        </table:table-row>
      </table:table>
      <text:p text:style-name="P4"/>
      <text:list xml:id="list1677350074" text:style-name="WWNum70">
        <text:list-item>
          <text:p text:style-name="P36">Develop and optimize deep neural networks for low power devices <text:span text:style-name="T32">(cell-phone, ARM)</text:span></text:p>
        </text:list-item>
        <text:list-item>
          <text:p text:style-name="P41">Used in the winning solution of LPIRC-2019 Competition</text:p>
        </text:list-item>
      </text:list>
      <text:p text:style-name="P10"/>
      <table:table table:name="Table5" table:style-name="Table5">
        <table:table-column table:style-name="Table5.A"/>
        <table:table-column table:style-name="Table5.B"/>
        <table:table-row table:style-name="Table5.1">
          <table:table-cell table:style-name="Table5.A1" office:value-type="string">
            <text:p text:style-name="P28">Real-time High-Precision GPS Grid System</text:p>
          </table:table-cell>
          <table:table-cell table:style-name="Table5.A1" office:value-type="string">
            <text:p text:style-name="P13">2018 — 2019</text:p>
          </table:table-cell>
        </table:table-row>
      </table:table>
      <text:p text:style-name="P4"/>
      <text:list xml:id="list1925081949" text:style-name="WWNum59">
        <text:list-item>
          <text:p text:style-name="P44">Improve GPS precision to 1 centimeter in real-time (1 query per second)</text:p>
        </text:list-item>
        <text:list-item>
          <text:p text:style-name="P44">Positioning successful rate 99.5 % over-all in good weather, 80%-90% for single query.</text:p>
        </text:list-item>
      </text:list>
      <text:p text:style-name="P10"/>
      <table:table table:name="Table6" table:style-name="Table6">
        <table:table-column table:style-name="Table6.A"/>
        <table:table-column table:style-name="Table6.B"/>
        <table:table-row table:style-name="Table6.1">
          <table:table-cell table:style-name="Table6.A1" office:value-type="string">
            <text:p text:style-name="P28">Early Clinical Diagnosis of Alzheimer's Disease and Major Depressive Disorder</text:p>
          </table:table-cell>
          <table:table-cell table:style-name="Table6.A1" office:value-type="string">
            <text:p text:style-name="P13">2015 — 2018</text:p>
          </table:table-cell>
        </table:table-row>
      </table:table>
      <text:p text:style-name="P3"/>
      <text:list xml:id="list680305699" text:style-name="WWNum67">
        <text:list-item>
          <text:p text:style-name="P37">Use large-scale data and machine learning techniques to assist clinical diagnosis of Alzheimer's Disease</text:p>
        </text:list-item>
        <text:list-item>
          <text:p text:style-name="P42">Able to predict Alzheimer's Disease development in four years</text:p>
        </text:list-item>
        <text:list-item>
          <text:p text:style-name="P68"><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29">Automated Low-Level Analysis and Description of Diverse Intelligence Video (ALADDIN)</text:p>
          </table:table-cell>
          <table:table-cell table:style-name="Table7.A1" office:value-type="string">
            <text:p text:style-name="P13">2014 — 2015</text:p>
          </table:table-cell>
        </table:table-row>
      </table:table>
      <text:p text:style-name="P10"/>
      <text:list xml:id="list1426341460" text:style-name="WWNum64">
        <text:list-item>
          <text:p text:style-name="P38">Develop a large-scale content-based video retrieval system</text:p>
        </text:list-item>
        <text:list-item>
          <text:p text:style-name="P43"><text:soft-page-break/>Ranked top-1 in 6 out of 8 tasks in MED 2014.</text:p>
        </text:list-item>
        <text:list-item>
          <text:p text:style-name="P45">Sponsored by Informedia@CMU.</text:p>
        </text:list-item>
      </text:list>
      <text:p text:style-name="P4"/>
      <text:p text:style-name="P20">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2018 — Present</text:p>
          </table:table-cell>
          <table:table-cell table:style-name="Table8.A1" office:value-type="string">
            <text:p text:style-name="P16">Staff Algorithm Engineer</text:p>
          </table:table-cell>
          <table:table-cell table:style-name="Table8.A1" office:value-type="string">
            <text:p text:style-name="P16">DAMO Academy of Alibaba Group (U.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1997258540" text:style-name="WWNum73">
              <text:list-item>
                <text:p text:style-name="P49">Leading a <text:span text:style-name="T35">research </text:span>group <text:span text:style-name="T35">of 5 research engineers as well as research interns</text:span></text:p>
              </text:list-item>
              <text:list-item>
                <text:p text:style-name="P49">Efficient deep architecture design</text:p>
              </text:list-item>
              <text:list-item>
                <text:p text:style-name="P49">Neural Architecture Search</text:p>
              </text:list-item>
              <text:list-item>
                <text:p text:style-name="P49"><text:span text:style-name="T18">8</text:span> top conference papers</text:p>
              </text:list-item>
            </text:list>
            <text:p text:style-name="P15"/>
          </table:table-cell>
        </table:table-row>
        <table:table-row table:style-name="Table8.1">
          <table:table-cell table:style-name="Table8.A1" office:value-type="string">
            <text:p text:style-name="P15">2015 — 2018</text:p>
          </table:table-cell>
          <table:table-cell table:style-name="Table8.A1" office:value-type="string">
            <text:p text:style-name="P15">Research Investigator</text:p>
          </table:table-cell>
          <table:table-cell table:style-name="Table8.A1" office:value-type="string">
            <text:p text:style-name="P16">Department of Computational Medicine and Bioinformatics</text:p>
            <text:p text:style-name="P16">University of Michigan Medical School</text:p>
            <text:p text:style-name="P16">Ann Arbor, Michigan 48109,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87538606" text:style-name="WWNum74">
              <text:list-item>
                <text:p text:style-name="P39">Early diagnosis of Major Depressive Disorder and Alzheimer's disease</text:p>
              </text:list-item>
              <text:list-item>
                <text:p text:style-name="P39">Theoretical guarantees for the second order linear models</text:p>
              </text:list-item>
              <text:list-item>
                <text:p text:style-name="P39">2 top-<text:span text:style-name="T18">tier</text:span> conference papers <text:span text:style-name="T18">in statistical machine learning</text:span></text:p>
              </text:list-item>
              <text:list-item>
                <text:p text:style-name="P69"><text:span text:style-name="T3">Cooperation with Janssen Research &amp; Development, LCC and </text:span><text:span text:style-name="T4">Michigan Alzheimer's Disease Center</text:span></text:p>
              </text:list-item>
              <text:list-item>
                <text:p text:style-name="P70"><text:span text:style-name="T5">Mentor</text:span><text:span text:style-name="T4">: Jieping Ye</text:span></text:p>
              </text:list-item>
            </text:list>
            <text:p text:style-name="P9"/>
          </table:table-cell>
        </table:table-row>
        <table:table-row table:style-name="Table8.1">
          <table:table-cell table:style-name="Table8.A1" office:value-type="string">
            <text:p text:style-name="P9">2014 — 2015</text:p>
          </table:table-cell>
          <table:table-cell table:style-name="Table8.A1" office:value-type="string">
            <text:p text:style-name="P9">Postdoctoral Research Fellow</text:p>
          </table:table-cell>
          <table:table-cell table:style-name="Table8.A1" office:value-type="string">
            <text:p text:style-name="P16">School of Computer Science</text:p>
            <text:p text:style-name="P16">Carnegie Mellon University</text:p>
            <text:p text:style-name="P16">Pittsburgh, PA 15213,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222071083" text:style-name="WWNum75">
              <text:list-item>
                <text:p text:style-name="P40">Adviser: Alexander G. Hauptmann.</text:p>
              </text:list-item>
              <text:list-item>
                <text:p text:style-name="P40">Major developer of the ALADDIN project</text:p>
              </text:list-item>
              <text:list-item>
                <text:p text:style-name="P40">Video retrieval and feature fusion</text:p>
              </text:list-item>
              <text:list-item>
                <text:p text:style-name="P40">3 top conference papers with 600+ citation in total</text:p>
              </text:list-item>
            </text:list>
            <text:p text:style-name="P9"/>
          </table:table-cell>
        </table:table-row>
        <table:table-row table:style-name="Table8.1">
          <table:table-cell table:style-name="Table8.A1" office:value-type="string">
            <text:p text:style-name="P9">2013 — 2014</text:p>
          </table:table-cell>
          <table:table-cell table:style-name="Table8.A1" office:value-type="string">
            <text:p text:style-name="P9">Visiting Student</text:p>
          </table:table-cell>
          <table:table-cell table:style-name="Table8.A1" office:value-type="string">
            <text:p text:style-name="P16">School of Computer Science</text:p>
            <text:p text:style-name="P16">Carnegie Mellon University</text:p>
            <text:p text:style-name="P16">Pittsburgh, PA 15213, United States.</text:p>
            <text:list xml:id="list764079826" text:style-name="WWNum76">
              <text:list-item>
                <text:p text:style-name="P50">Adviser: Alexander G. Hauptmann.</text:p>
              </text:list-item>
            </text:list>
            <text:p text:style-name="P9"/>
          </table:table-cell>
        </table:table-row>
        <table:table-row table:style-name="Table8.1">
          <table:table-cell table:style-name="Table8.A1" office:value-type="string">
            <text:p text:style-name="P9">2012 — 2013</text:p>
          </table:table-cell>
          <table:table-cell table:style-name="Table8.A1" office:value-type="string">
            <text:p text:style-name="P9">Visiting Student</text:p>
          </table:table-cell>
          <table:table-cell table:style-name="Table8.A1" office:value-type="string">
            <text:p text:style-name="P16">Department of Computer Science and Engineering</text:p>
            <text:p text:style-name="P16">Michigan State University</text:p>
            <text:p text:style-name="P16">East Lansing, MI 48824, United States.</text:p>
            <text:list xml:id="list4229771990" text:style-name="WWNum77">
              <text:list-item>
                <text:p text:style-name="P51">Adviser: Rong Jin.</text:p>
              </text:list-item>
            </text:list>
            <text:p text:style-name="P9"><text:soft-page-break/></text:p>
          </table:table-cell>
        </table:table-row>
      </table:table>
      <text:p text:style-name="P4"/>
      <text:p text:style-name="P4"/>
      <text:p text:style-name="P19">Education</text:p>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2008 — 2014</text:p>
          </table:table-cell>
          <table:table-cell table:style-name="Table9.A1" office:value-type="string">
            <text:p text:style-name="P16">Ph.D.</text:p>
          </table:table-cell>
          <table:table-cell table:style-name="Table9.A1" office:value-type="string">
            <text:p text:style-name="P16">Department of Automation</text:p>
            <text:p text:style-name="P16">Tsinghua University</text:p>
            <text:p text:style-name="P16">Beijing 100084, China.</text:p>
            <text:list xml:id="list3256180449" text:style-name="WWNum27">
              <text:list-item>
                <text:p text:style-name="P52">Adviser: Changshui Zhang</text:p>
              </text:list-item>
            </text:list>
            <text:p text:style-name="P15"/>
          </table:table-cell>
        </table:table-row>
        <table:table-row table:style-name="Table9.1">
          <table:table-cell table:style-name="Table9.A1" office:value-type="string">
            <text:p text:style-name="P16">2004 — 2008</text:p>
          </table:table-cell>
          <table:table-cell table:style-name="Table9.A1" office:value-type="string">
            <text:p text:style-name="P16">Bachelor</text:p>
          </table:table-cell>
          <table:table-cell table:style-name="Table9.A1" office:value-type="string">
            <text:p text:style-name="P16">Department of Automation</text:p>
            <text:p text:style-name="P16">Tsinghua University</text:p>
            <text:p text:style-name="P16">Beijing 100084, China.</text:p>
            <text:p text:style-name="P16"/>
          </table:table-cell>
        </table:table-row>
      </table:table>
      <text:p text:style-name="P22"/>
      <text:p text:style-name="P22">Peer-Review Service</text:p>
      <text:p text:style-name="P22"/>
      <text:list xml:id="list1079343737" text:style-name="WWNum2">
        <text:list-item>
          <text:p text:style-name="P46">Reviewer of AAAI, IJCAI, ICML, NIPS, ICLR, CVPR, ICCV etc.</text:p>
        </text:list-item>
        <text:list-item>
          <text:p text:style-name="P46">Reviewer of Journals: </text:p>
          <text:list>
            <text:list-item>
              <text:p text:style-name="P46">IEEE Transactions on Pattern Analysis and Machine Intelligence</text:p>
            </text:list-item>
            <text:list-item>
              <text:p text:style-name="P46">ACM Transactions on Knowledge Discovery from Data</text:p>
            </text:list-item>
            <text:list-item>
              <text:p text:style-name="P46">Pattern Recognition</text:p>
            </text:list-item>
            <text:list-item>
              <text:p text:style-name="P46">Neurocomputing</text:p>
            </text:list-item>
            <text:list-item>
              <text:p text:style-name="P46">Computer Vision and Image Understanding.</text:p>
            </text:list-item>
            <text:list-item>
              <text:p text:style-name="P46">Data Mining and Knowledge Discovery</text:p>
            </text:list-item>
          </text:list>
        </text:list-item>
      </text:list>
      <text:p text:style-name="P22"/>
      <text:p text:style-name="P19">Impact</text:p>
      <text:p text:style-name="P6"/>
      <text:p text:style-name="P6">Google citation <text:span text:style-name="T16">1034</text:span>, h-index 13, <text:s/>i10-index 16</text:p>
      <text:p text:style-name="P6"/>
      <text:p text:style-name="P19">Selected Publications &amp; Pre-prints</text:p>
      <text:p text:style-name="P6"/>
      <text:list xml:id="list348551190" text:style-name="WWNum87">
        <text:list-item>
          <text:p text:style-name="P71"><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71"><text:span text:style-name="T4">Zhenhong Sun, Ming Lin, Xiuyu Sun, Zhiyu Tan, Rong Jin. </text:span><text:span text:style-name="T6">ZenDet: Revisiting Efficient Object Detection Backbones from Zero-Shot Neural Architecture Search</text:span><text:span text:style-name="T4">. arXiv 2021.</text:span></text:p>
        </text:list-item>
        <text:list-item>
          <text:p text:style-name="P71"><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22"/>
      <text:p text:style-name="P22">Bibliography</text:p>
      <text:p text:style-name="P22"><text:soft-page-break/></text:p>
      <text:p text:style-name="P24">Peer-Reviewed Conferences</text:p>
      <text:p text:style-name="P23"/>
      <text:list xml:id="list3569598274" text:style-name="WWNum3">
        <text:list-item>
          <text:p text:style-name="P47">Yichen Qian, Xiuyu Sun, Ming Lin, Zhiyu Tan, Rong Jin. Entroformer: A Transformer-based Entropy Model for Learned Image Compression. <text:s/>In Proceedings of the International Conference on Learning Representations (ICLR), 2022.</text:p>
        </text:list-item>
        <text:list-item>
          <text:p text:style-name="P48">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48">Yiqi Jiang, Zhiyu Tan, Junyan Wang, Xiuyu Sun, Ming Lin, Hao Li. GiraffeDet: A Heavy-Neck Paradigm for Object Detection. In Proceedings of the International Conference on Learning Representations (ICLR), 2022.</text:p>
        </text:list-item>
        <text:list-item>
          <text:p text:style-name="P47">Ming Lin, Pichao Wang, Zhenhong Sun, Hesen Chen, Xiuyu Sun, Qi Qian, Hao Li, Rong Jin. Zen-NAS: A Zero-Shot NAS for High-Performance Deep Image Recognition. In Proceedings of the IEEE/CVF International Conference on Computer Vision (ICCV), 2021.</text:p>
        </text:list-item>
        <text:list-item>
          <text:p text:style-name="P47">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47">Hesen Chen, Ming Lin, Xiuyu Sun, Qian Qi, Hao Li, Rong Jin. MuffNet: Multi-Layer Feature Federation for Mobile Deep Learning. In Proceedings of the IEEE/CVF International Conference on Computer Vision (ICCV workshop), 2019.</text:p>
        </text:list-item>
        <text:list-item>
          <text:p text:style-name="P47">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47">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47">Tieliang Gong, Guangtao Wang, Jieping Ye, Zongben Xu, Ming Lin. Margin Based PU Learning. In Proceedings of the 32nd AAAI Conference on Artificial Intelligence (AAAI), 2018.</text:p>
        </text:list-item>
        <text:list-item>
          <text:p text:style-name="P47">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47">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47">Ming Lin, Jieping Ye. A Non-convex One-Pass Framework for Generalized Factorization Machine and Rank-One Matrix Sensing. In Proceedings of the 30th Annual Conference on Neural Information Processing Systems (NIPS), Pages 1633-1641, 2016.</text:p>
        </text:list-item>
        <text:list-item>
          <text:p text:style-name="P47">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47"><text:soft-page-break/>Chuang Gang, Ming Lin, Yi Yang, Alexander G. Hauptmann. Exploring Semantic Inter-Class Relationships (SIR) for Zero-Shot Action Recognition. In Proceedings of the 29th AAAI Conference on Artificial Intelligence (AAAI), Pages 3769-3775, 2015</text:p>
        </text:list-item>
        <text:list-item>
          <text:p text:style-name="P47">Zhenzhong Lan, Ming Lin, Xuanchong Li, Alexander G. Hauptmann, Bhiksha Raj. Beyond Gaussian Pyramid: Multi-skip Feature Stacking for Action Recognition. IEEE Conference on Computer Vision and Pattern Recognition (CVPR), Pages 204-212, 2015.</text:p>
        </text:list-item>
        <text:list-item>
          <text:p text:style-name="P47">Ming Lin, Zhenzhong Lan, Alexander G. Hauptmann. Density Corrected Sparse Recovery when R.I.P. Condition is Broken. In Proceedings of the 24th International Joint Conference on Artificial Intelligence (IJCAI), Pages 3664-3670, 2015.</text:p>
        </text:list-item>
        <text:list-item>
          <text:p text:style-name="P47">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47">Ming Lin, Rong Jin, Changshui Zhang. Efficient Sparse Recovery via Adaptive Non-Convex Regularizers with Oracle Property. In Proceedings of the 30th Conference on Uncertainty in Artificial Intelligenre (UAI), Pages 505-514, 2014.</text:p>
        </text:list-item>
        <text:list-item>
          <text:p text:style-name="P47">Lijun Zhang, Jinfeng Yi, Ming Lin, Xiaofei He. Online Kernel Learning with a Near Optimal Sparsity Bound. In Proceedings of the 30th International Conference on Machine Learning (ICML), Pages 621 – 629, 2013.</text:p>
        </text:list-item>
      </text:list>
      <text:p text:style-name="P2"/>
      <text:p text:style-name="P24">Peer-Reviewed Journals</text:p>
      <text:p text:style-name="P24"/>
      <text:list xml:id="list1054707335" text:style-name="WWNum86">
        <text:list-item>
          <text:p text:style-name="P53">Jian Liang, Kun Chen, Ming Lin, Changshui Zhang, Fei Wang. Robust Finite Mixture Regression for Heterogeneous Targets. Data Mining and Knowledge Discovery, Volume 32, Issue 6, pp 1509–1560, November 2018.</text:p>
        </text:list-item>
        <text:list-item>
          <text:p text:style-name="P53">Ming Lin, Pinghua Gong, Tao Yang, Jieping Ye, Roger L. Albin, Hiroko H. Dodge. Big Data Analytical Approaches to the NACC Dataset: Aiding Preclinical Trial Enrichment, Volume 32, Issue1, Pages 18-27, January-March 2018.</text:p>
        </text:list-item>
        <text:list-item>
          <text:p text:style-name="P53">Daqing Chang, Ming Lin, Changshui Zhang. On the generalization ability of online gradient descent algorithm under the quadratic growth condition. To appear in TNNLS 2018.</text:p>
        </text:list-item>
        <text:list-item>
          <text:p text:style-name="P53">Ming Lin, Vaibhav Narayan, Wayne C. Drevets, Jieping Ye, Qingqin Li. Application of Growth Mixture Modeling in Antidepressant Treatment Response Studies. Biological Psychiatry, Volume 81, Issue 10, Supplement, Page S224, May 2017. </text:p>
        </text:list-item>
        <text:list-item>
          <text:p text:style-name="P53">Xiaojun Chang, Zhigang Ma, Ming Lin, Yi Yang, Alexander G. Hauptmann. Feature Interaction Augmented Sparse Learning for Fast Kinect Motion Detection. IEEE Transactions on Image Processing, Volume 26, Issue 8, Pages 3911-3920. 2017. </text:p>
        </text:list-item>
        <text:list-item>
          <text:p text:style-name="P53">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53">Ming Lin, Lijun Zhang, Rong Jin, Shifeng Weng, Changshui Zhang. <text:s/>Online Kernel Learning with Nearly Constant Support Vectors. Neurocomputing. Volume 179, Pages 26-36, 2016.</text:p>
        </text:list-item>
        <text:list-item>
          <text:p text:style-name="P53"><text:soft-page-break/>Zhen Hu, Ming Lin, Changshui Zhang. Dependent Online Kernel Learning with Constant Number of Random Fourier Features. IEEE Transactions on Neural Networks and Learning Systems (TNNLS), Volume 26, Issue 10, Pages 2464-2476, 2015.</text:p>
        </text:list-item>
        <text:list-item>
          <text:p text:style-name="P53">Zheng Pan, Ming Lin, Guangdong Hou, Changshui Zhang. Damping proximal coordinate descent algorithm for non-convex regularization. Neurocomputing, vol 152, Pages 151-163, 2015. </text:p>
        </text:list-item>
        <text:list-item>
          <text:p text:style-name="P53">Ming Lin, Fei Wang, Changshui Zhang. <text:s/>Large-Scale Eigenvector Approximation via Hilbert Space Embedding Nystrom. <text:s/>Pattern Recognition (PR), 48(5), Pages 1904-1912, 2015. </text:p>
        </text:list-item>
        <text:list-item>
          <text:p text:style-name="P53">Ming Lin, Shifeng Weng, Changshui Zhang. On the Sample Complexity of Random Fourier Features for Online Learning. ACM Transactions on Knowledge Discovery from Data (TKDD), Volume 8 Issue 3, Pages 13:1--13:19, June 2014.</text:p>
        </text:list-item>
        <text:list-item>
          <text:p text:style-name="P53">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61</meta:editing-cycles>
    <meta:creation-date>2016-07-13T19:49:00</meta:creation-date>
    <dc:date>2022-04-20T10:26:06.116000000</dc:date>
    <meta:generator>LibreOffice/7.3.0.3$Windows_X86_64 LibreOffice_project/0f246aa12d0eee4a0f7adcefbf7c878fc2238db3</meta:generator>
    <meta:editing-duration>PT1H2M31S</meta:editing-duration>
    <meta:document-statistic meta:table-count="11" meta:image-count="0" meta:object-count="0" meta:page-count="7" meta:paragraph-count="165" meta:word-count="1981" meta:character-count="13758" meta:non-whitespace-character-count="1201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